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65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lab_to_p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52" calcext:value-type="float">
            <text:p>5.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7" calcext:value-type="float">
            <text:p>0.00010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</table:table-row>
        <table:table-row table:style-name="ro1">
          <table:table-cell office:value-type="float" office:value="0.000063" calcext:value-type="float">
            <text:p>6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table:number-columns-repeated="2"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0.000062" calcext:value-type="float">
            <text:p>6.2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table:number-columns-repeated="3" office:value-type="float" office:value="0.000069" calcext:value-type="float">
            <text:p>6.9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table:number-columns-repeated="2"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float" office:value="0.000051" calcext:value-type="float">
            <text:p>5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</table:table-row>
      </table:table>
      <table:table table:name="1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</table:table>
      <table:table table:name="1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3"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</table:table-row>
      </table:table>
      <table:table table:name="2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2" office:value-type="float" office:value="0.000038" calcext:value-type="float">
            <text:p>3.8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table:number-columns-repeated="2"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table:number-columns-repeated="2"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</table:table>
      <table:table table:name="2_lab_to_pi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0.000117" calcext:value-type="float">
            <text:p>0.0001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4" calcext:value-type="float">
            <text:p>8.4E-05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103" calcext:value-type="float">
            <text:p>0.00010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85" calcext:value-type="float">
            <text:p>8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3" calcext:value-type="float">
            <text:p>8.3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table:number-columns-repeated="2"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081" calcext:value-type="float">
            <text:p>8.1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6" calcext:value-type="float">
            <text:p>7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 office:value-type="float" office:value="0.000086" calcext:value-type="float">
            <text:p>8.6E-05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" calcext:value-type="float">
            <text:p>1E-04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1" calcext:value-type="float">
            <text:p>1E-04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0.000146" calcext:value-type="float">
            <text:p>0.0001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9" calcext:value-type="float">
            <text:p>8.9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6" calcext:value-type="float">
            <text:p>7.6E-05</text:p>
          </table:table-cell>
        </table:table-row>
      </table:table>
      <table:table table:name="2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table:number-columns-repeated="3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</table:table>
      <table:table table:name="Means" table:style-name="ta1">
        <table:shapes>
          <draw:frame draw:z-index="0" draw:style-name="gr1" draw:text-style-name="P1" svg:width="6.298in" svg:height="3.5449in" svg:x="0in" svg:y="0.7531in">
            <draw:object draw:notify-on-update-of-ranges="Means.A1:Means.A1 Means.A2:Means.A4 Means.B1:Means.B1 Means.B2:Means.B4 Means.C1:Means.C1 Means.C2:Means.C4 Means.D1:Means.D1 Means.D2:Means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6in" svg:height="3.5453in" svg:x="6.2984in" svg:y="0.7945in">
            <draw:object draw:notify-on-update-of-ranges="Means.H1:Means.H1 Means.H2:Means.H4 Means.I1:Means.I1 Means.I2:Means.I4 Means.J1:Means.J1 Means.J2:Means.J4 Means.K1:Means.K1 Means.K2:Means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UD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string" calcext:value-type="string">
            <text:p>lab_to_pi</text:p>
          </table:table-cell>
          <table:table-cell table:formula="of:=(AVERAGE([$1_lab_to_pi.A2:$1_lab_to_pi.A1048576]))" office:value-type="float" office:value="0.00007484" calcext:value-type="float">
            <text:p>7.484E-05</text:p>
          </table:table-cell>
          <table:table-cell table:formula="of:=(AVERAGE([$1_lab_to_pi.B2:$1_lab_to_pi.B1048576]))" office:value-type="float" office:value="0.000074" calcext:value-type="float">
            <text:p>7.4E-05</text:p>
          </table:table-cell>
          <table:table-cell table:formula="of:=(AVERAGE([$1_lab_to_pi.C2:$1_lab_to_pi.C1048576]))" office:value-type="float" office:value="0.00007626" calcext:value-type="float">
            <text:p>7.626E-05</text:p>
          </table:table-cell>
          <table:table-cell table:number-columns-repeated="3"/>
          <table:table-cell office:value-type="string" calcext:value-type="string">
            <text:p>lab_to_pi</text:p>
          </table:table-cell>
          <table:table-cell table:formula="of:=AVERAGE([$2_lab_to_pi.A2:$2_lab_to_pi.A1048576])" office:value-type="float" office:value="0.000092" calcext:value-type="float">
            <text:p>9.2E-05</text:p>
          </table:table-cell>
          <table:table-cell table:formula="of:=AVERAGE([$2_lab_to_pi.B2:$2_lab_to_pi.B1048576])" office:value-type="float" office:value="0.00008952" calcext:value-type="float">
            <text:p>8.952E-05</text:p>
          </table:table-cell>
          <table:table-cell table:formula="of:=AVERAGE([$2_lab_to_pi.C2:$2_lab_to_pi.C1048576])" office:value-type="float" office:value="0.00009026" calcext:value-type="float">
            <text:p>9.026E-05</text:p>
          </table:table-cell>
        </table:table-row>
        <table:table-row table:style-name="ro1">
          <table:table-cell office:value-type="string" calcext:value-type="string">
            <text:p>indigo_to_wolf</text:p>
          </table:table-cell>
          <table:table-cell table:formula="of:=AVERAGE([$1_indigo_to_wolf.A2:$1_indigo_to_wolf.A1048576])" office:value-type="float" office:value="0.00001398" calcext:value-type="float">
            <text:p>1.398E-05</text:p>
          </table:table-cell>
          <table:table-cell table:formula="of:=AVERAGE([$1_indigo_to_wolf.B2:$1_indigo_to_wolf.B1048576])" office:value-type="float" office:value="0.00001354" calcext:value-type="float">
            <text:p>1.354E-05</text:p>
          </table:table-cell>
          <table:table-cell table:formula="of:=AVERAGE([$1_indigo_to_wolf.C2:$1_indigo_to_wolf.C1048576])" office:value-type="float" office:value="0.00001394" calcext:value-type="float">
            <text:p>1.394E-05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AVERAGE([$2_indigo_to_wolf.A2:$2_indigo_to_wolf.A1048576])" office:value-type="float" office:value="0.00001454" calcext:value-type="float">
            <text:p>1.454E-05</text:p>
          </table:table-cell>
          <table:table-cell table:formula="of:=AVERAGE([$2_indigo_to_wolf.B2:$2_indigo_to_wolf.B1048576])" office:value-type="float" office:value="0.00001428" calcext:value-type="float">
            <text:p>1.428E-05</text:p>
          </table:table-cell>
          <table:table-cell table:formula="of:=AVERAGE([$2_indigo_to_wolf.C2:$2_indigo_to_wolf.C1048576])" office:value-type="float" office:value="0.00001438" calcext:value-type="float">
            <text:p>1.438E-05</text:p>
          </table:table-cell>
        </table:table-row>
        <table:table-row table:style-name="ro1">
          <table:table-cell office:value-type="string" calcext:value-type="string">
            <text:p>wolf_to_pi</text:p>
          </table:table-cell>
          <table:table-cell table:formula="of:=AVERAGE([$1_wolf_to_pi.A2:$1_wolf_to_pi.A1048576])" office:value-type="float" office:value="0.00002896" calcext:value-type="float">
            <text:p>2.896E-05</text:p>
          </table:table-cell>
          <table:table-cell table:formula="of:=AVERAGE([$1_wolf_to_pi.B2:$1_wolf_to_pi.B1048576])" office:value-type="float" office:value="0.00002782" calcext:value-type="float">
            <text:p>2.782E-05</text:p>
          </table:table-cell>
          <table:table-cell table:formula="of:=AVERAGE([$1_wolf_to_pi.C2:$1_wolf_to_pi.C1048576])" office:value-type="float" office:value="0.0000274" calcext:value-type="float">
            <text:p>2.74E-05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AVERAGE([$2_wolf_to_pi.A2:$2_wolf_to_pi.A1048576])" office:value-type="float" office:value="0.000023" calcext:value-type="float">
            <text:p>2.3E-05</text:p>
          </table:table-cell>
          <table:table-cell table:formula="of:=AVERAGE([$2_wolf_to_pi.B2:$2_wolf_to_pi.B1048576])" office:value-type="float" office:value="0.00002422" calcext:value-type="float">
            <text:p>2.422E-05</text:p>
          </table:table-cell>
          <table:table-cell table:formula="of:=AVERAGE([$2_wolf_to_pi.C2:$2_wolf_to_pi.C1048576])" office:value-type="float" office:value="0.0000234" calcext:value-type="float">
            <text:p>2.3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8:57:00.732525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6T22:15:41.816323799</dc:date>
    <meta:editing-duration>PT2H28M8S</meta:editing-duration>
    <meta:editing-cycles>4</meta:editing-cycles>
    <meta:generator>LibreOffice/6.4.0.3$Linux_X86_64 LibreOffice_project/40$Build-3</meta:generator>
    <meta:document-statistic meta:table-count="7" meta:cell-count="95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076cm" svg:y="0.316cm" chart:style-name="ch2">
          <text:p>UDP Average RTT</text:p>
        </chart:title>
        <chart:legend chart:legend-position="end" svg:x="14.263cm" svg:y="3.706cm" style:legend-expansion="high" chart:style-name="ch3"/>
        <chart:plot-area chart:style-name="ch4" table:cell-range-address="Means.H1:Means.K4" chart:data-source-has-labels="both" svg:x="1.33cm" svg:y="1.275cm" svg:width="12.614cm" svg:height="7.551cm">
          <chartooo:coordinate-region svg:x="2.481cm" svg:y="1.474cm" svg:width="11.463cm" svg:height="6.705cm"/>
          <chart:axis chart:dimension="x" chart:name="primary-x" chart:style-name="ch5" chartooo:axis-type="auto">
            <chartooo:date-scale/>
            <chart:categories table:cell-range-address="Means.H2:Means.H4"/>
          </chart:axis>
          <chart:axis chart:dimension="y" chart:name="primary-y" chart:style-name="ch6">
            <chart:title svg:x="0.451cm" svg:y="5.742cm" chart:style-name="ch7">
              <text:p>Seconds</text:p>
            </chart:title>
            <chart:grid chart:style-name="ch8" chart:class="major"/>
          </chart:axis>
          <chart:series chart:style-name="ch9" chart:values-cell-range-address="Means.I2:Means.I4" chart:label-cell-address="Means.I1:Means.I1" chart:class="chart:bar">
            <chart:data-point chart:repeated="3"/>
          </chart:series>
          <chart:series chart:style-name="ch10" chart:values-cell-range-address="Means.J2:Means.J4" chart:label-cell-address="Means.J1:Means.J1" chart:class="chart:bar">
            <chart:data-point chart:repeated="3"/>
          </chart:series>
          <chart:series chart:style-name="ch11" chart:values-cell-range-address="Means.K2:Means.K4" chart:label-cell-address="Means.K1:Means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I1:Means.I1</svg:desc>
                </draw:g>
              </table:table-cell>
              <table:table-cell office:value-type="string">
                <text:p>64B</text:p>
                <draw:g>
                  <svg:desc>Means.J1:Means.J1</svg:desc>
                </draw:g>
              </table:table-cell>
              <table:table-cell office:value-type="string">
                <text:p>1024B</text:p>
                <draw:g>
                  <svg:desc>Means.K1:Mea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H2:Means.H4</svg:desc>
                </draw:g>
              </table:table-cell>
              <table:table-cell office:value-type="float" office:value="0.000092">
                <text:p>0.000092</text:p>
                <draw:g>
                  <svg:desc>Means.I2:Means.I4</svg:desc>
                </draw:g>
              </table:table-cell>
              <table:table-cell office:value-type="float" office:value="0.00008952">
                <text:p>0.00008952</text:p>
                <draw:g>
                  <svg:desc>Means.J2:Means.J4</svg:desc>
                </draw:g>
              </table:table-cell>
              <table:table-cell office:value-type="float" office:value="0.00009026">
                <text:p>0.00009026</text:p>
                <draw:g>
                  <svg:desc>Means.K2:Means.K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454">
                <text:p>0.00001454</text:p>
              </table:table-cell>
              <table:table-cell office:value-type="float" office:value="0.00001428">
                <text:p>0.00001428</text:p>
              </table:table-cell>
              <table:table-cell office:value-type="float" office:value="0.00001438">
                <text:p>0.00001438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422">
                <text:p>0.00002422</text:p>
              </table:table-cell>
              <table:table-cell office:value-type="float" office:value="0.0000234">
                <text:p>0.0000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37cm" svg:y="0.316cm" chart:style-name="ch2">
          <text:p>TCP Average RTT </text:p>
        </chart:title>
        <chart:legend chart:legend-position="end" svg:x="14.264cm" svg:y="3.705cm" style:legend-expansion="high" chart:style-name="ch3"/>
        <chart:plot-area chart:style-name="ch4" table:cell-range-address="Means.A1:Means.D4" chart:data-source-has-labels="both" svg:x="1.33cm" svg:y="1.275cm" svg:width="12.615cm" svg:height="7.55cm">
          <chartooo:coordinate-region svg:x="2.481cm" svg:y="1.474cm" svg:width="11.464cm" svg:height="6.704cm"/>
          <chart:axis chart:dimension="x" chart:name="primary-x" chart:style-name="ch5" chartooo:axis-type="auto">
            <chartooo:date-scale/>
            <chart:categories table:cell-range-address="Means.A2:Means.A4"/>
          </chart:axis>
          <chart:axis chart:dimension="y" chart:name="primary-y" chart:style-name="ch6">
            <chart:title svg:x="0.451cm" svg:y="5.742cm" chart:style-name="ch7">
              <text:p>Seconds</text:p>
            </chart:title>
            <chart:grid chart:style-name="ch8" chart:class="major"/>
          </chart:axis>
          <chart:series chart:style-name="ch9" chart:values-cell-range-address="Means.B2:Means.B4" chart:label-cell-address="Means.B1:Means.B1" chart:class="chart:bar">
            <chart:data-point chart:repeated="3"/>
          </chart:series>
          <chart:series chart:style-name="ch10" chart:values-cell-range-address="Means.C2:Means.C4" chart:label-cell-address="Means.C1:Means.C1" chart:class="chart:bar">
            <chart:data-point chart:repeated="3"/>
          </chart:series>
          <chart:series chart:style-name="ch11" chart:values-cell-range-address="Means.D2:Means.D4" chart:label-cell-address="Means.D1:Means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B1:Means.B1</svg:desc>
                </draw:g>
              </table:table-cell>
              <table:table-cell office:value-type="string">
                <text:p>64B</text:p>
                <draw:g>
                  <svg:desc>Means.C1:Means.C1</svg:desc>
                </draw:g>
              </table:table-cell>
              <table:table-cell office:value-type="string">
                <text:p>1024B</text:p>
                <draw:g>
                  <svg:desc>Means.D1:Me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A2:Means.A4</svg:desc>
                </draw:g>
              </table:table-cell>
              <table:table-cell office:value-type="float" office:value="0.00007484">
                <text:p>0.00007484</text:p>
                <draw:g>
                  <svg:desc>Means.B2:Means.B4</svg:desc>
                </draw:g>
              </table:table-cell>
              <table:table-cell office:value-type="float" office:value="0.000074">
                <text:p>0.000074</text:p>
                <draw:g>
                  <svg:desc>Means.C2:Means.C4</svg:desc>
                </draw:g>
              </table:table-cell>
              <table:table-cell office:value-type="float" office:value="0.00007626">
                <text:p>0.00007626</text:p>
                <draw:g>
                  <svg:desc>Means.D2:Means.D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398">
                <text:p>0.00001398</text:p>
              </table:table-cell>
              <table:table-cell office:value-type="float" office:value="0.00001354">
                <text:p>0.00001354</text:p>
              </table:table-cell>
              <table:table-cell office:value-type="float" office:value="0.00001394">
                <text:p>0.00001394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896">
                <text:p>0.00002896</text:p>
              </table:table-cell>
              <table:table-cell office:value-type="float" office:value="0.00002782">
                <text:p>0.00002782</text:p>
              </table:table-cell>
              <table:table-cell office:value-type="float" office:value="0.0000274">
                <text:p>0.0000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076cm" svg:y="0.316cm" chart:style-name="ch2">
          <text:p>UDP Average RTT</text:p>
        </chart:title>
        <chart:legend chart:legend-position="end" svg:x="14.263cm" svg:y="3.706cm" style:legend-expansion="high" chart:style-name="ch3"/>
        <chart:plot-area chart:style-name="ch4" table:cell-range-address="Means.H1:Means.K4" chart:data-source-has-labels="both" svg:x="1.33cm" svg:y="1.275cm" svg:width="12.614cm" svg:height="7.551cm">
          <chartooo:coordinate-region svg:x="2.481cm" svg:y="1.474cm" svg:width="11.463cm" svg:height="6.705cm"/>
          <chart:axis chart:dimension="x" chart:name="primary-x" chart:style-name="ch5" chartooo:axis-type="auto">
            <chartooo:date-scale/>
            <chart:categories table:cell-range-address="Means.H2:Means.H4"/>
          </chart:axis>
          <chart:axis chart:dimension="y" chart:name="primary-y" chart:style-name="ch6">
            <chart:title svg:x="0.451cm" svg:y="5.742cm" chart:style-name="ch7">
              <text:p>Seconds</text:p>
            </chart:title>
            <chart:grid chart:style-name="ch8" chart:class="major"/>
          </chart:axis>
          <chart:series chart:style-name="ch9" chart:values-cell-range-address="Means.I2:Means.I4" chart:label-cell-address="Means.I1:Means.I1" chart:class="chart:bar">
            <chart:data-point chart:repeated="3"/>
          </chart:series>
          <chart:series chart:style-name="ch10" chart:values-cell-range-address="Means.J2:Means.J4" chart:label-cell-address="Means.J1:Means.J1" chart:class="chart:bar">
            <chart:data-point chart:repeated="3"/>
          </chart:series>
          <chart:series chart:style-name="ch11" chart:values-cell-range-address="Means.K2:Means.K4" chart:label-cell-address="Means.K1:Means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I1:Means.I1</svg:desc>
                </draw:g>
              </table:table-cell>
              <table:table-cell office:value-type="string">
                <text:p>64B</text:p>
                <draw:g>
                  <svg:desc>Means.J1:Means.J1</svg:desc>
                </draw:g>
              </table:table-cell>
              <table:table-cell office:value-type="string">
                <text:p>1024B</text:p>
                <draw:g>
                  <svg:desc>Means.K1:Mea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H2:Means.H4</svg:desc>
                </draw:g>
              </table:table-cell>
              <table:table-cell office:value-type="float" office:value="0.000092">
                <text:p>0.000092</text:p>
                <draw:g>
                  <svg:desc>Means.I2:Means.I4</svg:desc>
                </draw:g>
              </table:table-cell>
              <table:table-cell office:value-type="float" office:value="0.00008952">
                <text:p>0.00008952</text:p>
                <draw:g>
                  <svg:desc>Means.J2:Means.J4</svg:desc>
                </draw:g>
              </table:table-cell>
              <table:table-cell office:value-type="float" office:value="0.00009026">
                <text:p>0.00009026</text:p>
                <draw:g>
                  <svg:desc>Means.K2:Means.K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454">
                <text:p>0.00001454</text:p>
              </table:table-cell>
              <table:table-cell office:value-type="float" office:value="0.00001428">
                <text:p>0.00001428</text:p>
              </table:table-cell>
              <table:table-cell office:value-type="float" office:value="0.00001438">
                <text:p>0.00001438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422">
                <text:p>0.00002422</text:p>
              </table:table-cell>
              <table:table-cell office:value-type="float" office:value="0.0000234">
                <text:p>0.0000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